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" fo:font-size="18pt" officeooo:rsid="001ebea4" officeooo:paragraph-rsid="001ebea4" style:font-size-asian="15.75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4pt" officeooo:rsid="001ebea4" officeooo:paragraph-rsid="001ebea4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14pt" officeooo:rsid="001eccd4" officeooo:paragraph-rsid="001eccd4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4pt" officeooo:rsid="0020af3a" officeooo:paragraph-rsid="0020af3a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4pt" officeooo:rsid="00224d56" officeooo:paragraph-rsid="00224d56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4pt" officeooo:rsid="0026b3d4" officeooo:paragraph-rsid="0026b3d4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4pt" officeooo:rsid="00257f94" officeooo:paragraph-rsid="00257f9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4pt" officeooo:rsid="0029f625" officeooo:paragraph-rsid="0029f62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4pt" officeooo:rsid="002cd3d3" officeooo:paragraph-rsid="002cd3d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4pt" fo:font-weight="normal" officeooo:rsid="001ebea4" officeooo:paragraph-rsid="001ebea4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4pt" fo:font-weight="normal" officeooo:rsid="002cd3d3" officeooo:paragraph-rsid="002cd3d3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4pt" officeooo:rsid="0029f625" officeooo:paragraph-rsid="0029f62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4pt" officeooo:rsid="002cd3d3" officeooo:paragraph-rsid="002eb41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4pt" officeooo:rsid="002cf12b" officeooo:paragraph-rsid="002cf12b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14pt" officeooo:rsid="002eb415" officeooo:paragraph-rsid="002eb415" style:font-size-asian="14pt" style:font-size-complex="14pt"/>
    </style:style>
    <style:style style:name="T1" style:family="text">
      <style:text-properties officeooo:rsid="00224d56"/>
    </style:style>
    <style:style style:name="T2" style:family="text">
      <style:text-properties officeooo:rsid="0023ee80"/>
    </style:style>
    <style:style style:name="T3" style:family="text">
      <style:text-properties officeooo:rsid="0026b3d4"/>
    </style:style>
    <style:style style:name="T4" style:family="text">
      <style:text-properties officeooo:rsid="00289c86"/>
    </style:style>
    <style:style style:name="T5" style:family="text">
      <style:text-properties officeooo:rsid="002eb4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recette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1">Attendu</text:p>
          </table:table-cell>
          <table:table-cell table:style-name="Tableau1.A1" office:value-type="string">
            <text:p text:style-name="P3">Action</text:p>
          </table:table-cell>
          <table:table-cell table:style-name="Tableau1.C1" office:value-type="string">
            <text:p text:style-name="P3">Résultat</text:p>
          </table:table-cell>
        </table:table-row>
        <table:table-row>
          <table:table-cell table:style-name="Tableau1.A2" office:value-type="string">
            <text:p text:style-name="P4"><text:span text:style-name="T3">Accès</text:span> au site</text:p>
          </table:table-cell>
          <table:table-cell table:style-name="Tableau1.A2" office:value-type="string">
            <text:p text:style-name="P4">Connexion a <text:span text:style-name="T4">L’IP</text:span> d<text:span text:style-name="T5">u</text:span> serveur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<text:span text:style-name="T3">Accès</text:span> a la BDD</text:p>
          </table:table-cell>
          <table:table-cell table:style-name="Tableau1.A2" office:value-type="string">
            <text:p text:style-name="P4">Connexion a phpmyadmin via l IP d<text:span text:style-name="T5">u</text:span> serveur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Connexion au site via un formulaire</text:p>
          </table:table-cell>
          <table:table-cell table:style-name="Tableau1.A2" office:value-type="string">
            <text:p text:style-name="P5">Connexion avec <text:span text:style-name="T1">d</text:span>es identifiant <text:span text:style-name="T1">valide enregistrés en BDD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6">Relev<text:span text:style-name="T3">er</text:span> la température des capteurs</text:p>
          </table:table-cell>
          <table:table-cell table:style-name="Tableau1.A2" office:value-type="string">
            <text:p text:style-name="P6">Affichage de la <text:span text:style-name="T2">température</text:span> sur l’<text:span text:style-name="T5">IHM web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6">Relever l’humidité du capteur</text:p>
          </table:table-cell>
          <table:table-cell table:style-name="Tableau1.A2" office:value-type="string">
            <text:p text:style-name="P6">Affichage de l’humidité sur l’<text:span text:style-name="T5">IHM web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7">Stocker les données</text:p>
          </table:table-cell>
          <table:table-cell table:style-name="Tableau1.A2" office:value-type="string">
            <text:p text:style-name="P8">Enregistrer les relev<text:span text:style-name="T3">és</text:span> <text:span text:style-name="T3">en BDD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7">Consulter les données</text:p>
          </table:table-cell>
          <table:table-cell table:style-name="Tableau1.A2" office:value-type="string">
            <text:p text:style-name="P7">Afficher les données enregistrées en BDD <text:span text:style-name="T5">sur l IHM web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Consulter l’état de la serre</text:p>
          </table:table-cell>
          <table:table-cell table:style-name="Tableau1.A2" office:value-type="string">
            <text:p text:style-name="P9">Consulter l’état de la serre <text:span text:style-name="T5">via l IHM web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Paramétrer la régulation</text:p>
          </table:table-cell>
          <table:table-cell table:style-name="Tableau1.A2" office:value-type="string">
            <text:p text:style-name="P9">Paramétrer la régulation via <text:span text:style-name="T5">l’IHM web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stocker les paramètres</text:p>
          </table:table-cell>
          <table:table-cell table:style-name="Tableau1.A2" office:value-type="string">
            <text:p text:style-name="P9">Enregistrer les paramètres de régulation en BDD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2">Réguler brumisation</text:p>
          </table:table-cell>
          <table:table-cell table:style-name="Tableau1.A2" office:value-type="string">
            <text:p text:style-name="P10">Activer la brumisation <text:span text:style-name="T5">suivant les paramètres de régulation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2">Réguler chauffage</text:p>
          </table:table-cell>
          <table:table-cell table:style-name="Tableau1.A2" office:value-type="string">
            <text:p text:style-name="P14">Activer le Chauffage <text:span text:style-name="T5">suivant les paramètres de régulation</text:span></text:p>
          </table:table-cell>
          <table:table-cell table:style-name="Tableau1.C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P12">Réguler aération</text:p>
          </table:table-cell>
          <table:table-cell table:style-name="Tableau1.A2" office:value-type="string">
            <text:p text:style-name="P14">Activer l’aération <text:span text:style-name="T5">suivant les paramètres de régulation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2">Réguler arrosage</text:p>
          </table:table-cell>
          <table:table-cell table:style-name="Tableau1.A2" office:value-type="string">
            <text:p text:style-name="P14">Activer l’arrosage <text:span text:style-name="T5">suivant les paramètres de régulation</text:span></text:p>
          </table:table-cell>
          <table:table-cell table:style-name="Tableau1.C2" office:value-type="string">
            <text:p text:style-name="P2"/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7">Réguler manuellement le chauffage</text:p>
          </table:table-cell>
          <table:table-cell table:style-name="Tableau2.A1" office:value-type="string">
            <text:p text:style-name="P17">Activer manuellement le chauffage via l IHM</text:p>
          </table:table-cell>
          <table:table-cell table:style-name="Tableau2.C1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7">Réguler manuellement l’aération</text:p>
          </table:table-cell>
          <table:table-cell table:style-name="Tableau2.A2" office:value-type="string">
            <text:p text:style-name="P17">Activer manuellement l’aération via l IHM</text:p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7">Réguler manuellement l’arrosage</text:p>
          </table:table-cell>
          <table:table-cell table:style-name="Tableau2.A2" office:value-type="string">
            <text:p text:style-name="P17">Activer manuellement l’arrosage via l IHM</text:p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7">Réguler manuellement la brumisation</text:p>
          </table:table-cell>
          <table:table-cell table:style-name="Tableau2.A2" office:value-type="string">
            <text:p text:style-name="P17">Activer manuellement la brumisation via l IHM</text:p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5">Enregistre les actions</text:p>
          </table:table-cell>
          <table:table-cell table:style-name="Tableau2.A2" office:value-type="string">
            <text:p text:style-name="P15">Enregistrer en BDD quand une action de régulation est effectuer</text:p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15">Alerte par mail</text:p>
          </table:table-cell>
          <table:table-cell table:style-name="Tableau2.A2" office:value-type="string">
            <text:p text:style-name="P15">Envoyer un mail <text:span text:style-name="T5">si la température ou l’humidité dépasse le seuil critique </text:span></text:p>
          </table:table-cell>
          <table:table-cell table:style-name="Tableau2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4:31:34.816000000</meta:creation-date>
    <dc:date>2020-03-30T11:22:55.016000000</dc:date>
    <meta:editing-duration>PT26M49S</meta:editing-duration>
    <meta:editing-cycles>5</meta:editing-cycles>
    <meta:generator>LibreOffice/6.3.0.4$Windows_X86_64 LibreOffice_project/057fc023c990d676a43019934386b85b21a9ee99</meta:generator>
    <meta:document-statistic meta:table-count="2" meta:image-count="0" meta:object-count="0" meta:page-count="2" meta:paragraph-count="44" meta:word-count="222" meta:character-count="1460" meta:non-whitespace-character-count="1281"/>
  </office:meta>
</office:document-meta>
</file>